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2">
      <style:paragraph-properties fo:margin-left="1.27cm" fo:margin-right="0cm" fo:text-indent="-0.635cm" style:auto-text-indent="false"/>
    </style:style>
    <style:style style:name="P2" style:family="paragraph" style:parent-style-name="Standard" style:list-style-name="WWNum1">
      <style:paragraph-properties fo:margin-left="1.27cm" fo:margin-right="0cm" fo:text-indent="-0.635cm" style:auto-text-indent="false"/>
    </style:style>
    <style:style style:name="P3"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mendments for unit 4</text:span></text:p>
      <text:p text:style-name="Standard"/>
      <text:p text:style-name="Standard">3.1 Identify notifiable diseases</text:p>
      <text:p text:style-name="Standard"/>
      <text:p text:style-name="Standard">The first notifiable disease that I am going to be talking about is Acute meningitis. Acute meningitis is an infection that attacks the muscles surround the brain, if a child was to get this during their developmental phase then they could have serious mental or physical disabilities. The symptoms of acute meningitis can develop over a few hours or days, depending on the seriousness of the infection. However if a parent was to suspect their child of having acute meningitis then they must take them to the hospital as soon as possible as this could kill the child. The next notifiable disease that I will be talking about is Anthrax, anthrax is an infection that can leave small blisters that swell and turns into a ulcer with a black center. The child will have an anthrax vaccine if they are a high risk, they will also have this vaccination when they are working with animals. Whilst there are vaccines for anthrax the parents need to make sure that they have taken their child to the hospital as the doctors can keep an eye on them and make sure that it’s not being spreaded around by the child. </text:p>
      <text:p text:style-name="Standard"/>
      <text:p text:style-name="Standard">Cholera is another notifiable disease that can cause vomiting and muscle cramps. Cholera can also make the infected person very dehydrated and could cause them to have an electrolyte imbalance.The infected person would’ve contracted cholera by drinking unclean water but however there are vaccines that could stop this from happening, cholera is usually a rare case as the only places to have a high number of people that have cholera would be the ones living in underdeveloped countries that don’t have access to clean water. Botulism is a notifiable disease that is very rare but it is also a life threatening disease that will attack the nervous system and could cause paralysis. If this disease isn’t treated quickly enough it will spread to the muscles that control breathing and end up affecting the heart. The infected person may experience slurred speech, blurred or double vision or breathing difficulties and if a child is infected then they may experience weak crying, floppy head, neck and limbs. Again if someone expects that they have Botulism they must seek medical attention as soon as possible.</text:p>
      <text:p text:style-name="Standard"/>
      <text:p text:style-name="Standard">Acute viral hepatitis is an inflammation of the liver which could be contracted by the infected person having one of the five hepatitis viruses in their system. The infected person may find themselves not having much of an appetite, vomiting, fever or liver pains. There are vaccines that can lessen the chances of someone getting hepatitis A,B and E, therefore lessening the chances of someone getting acute viral hepatitis.</text:p>
      <text:p text:style-name="Standard"/>
      <text:p text:style-name="Standard">3.2 Describe the process for reporting notifiable diseases, injury and fatality</text:p>
      <text:p text:style-name="Standard"/>
      <text:p text:style-name="Standard">If a practitioner believes that there is a notifiable disease that could cause harm to other children in the setting then they first must make sure that all of the other practitioners are aware of this, then they must inform the local GP and health protection agency to ask for advice on what to do next and whether or not it’ll be a good idea to close the setting until the issue is resolved. The the practitioner needs to make sure that they record the incident in the accident/emergency <text:soft-page-break/>book so that, again, other practitioners or agencies know what steps the practitioner has taken and how they’ve handled the situation. As well as letting the other practitioners know that there is a case of a child having a notifiable disease the practitioner should also make sure that they are aware of the symptoms and also making sure that they are all up to date on their vaccinations. They should also be aware of the procedures to take. The practitioner that is dealing with this procedure must also make sure that they maintain confidentiality when doing this as the information made doesn’t have to be shared with the public. If this hasn’t been sorted within 14 days then OFSTED must be informed as this could mean that other children are missing out on their education and therefore must find a temporary solution. If a child sadly dies as a result of this notifiable diseases then RIDDOR must be informed as they can make a formal report and notify the correct agencies. <text:s text:c="3"/></text:p>
      <text:p text:style-name="Standard"/>
      <text:p text:style-name="Standard">1.4: Explain the needs of a child who is ill in relation to:</text:p>
      <text:list xml:id="list7959463236253315570" text:style-name="WWNum2">
        <text:list-item>
          <text:p text:style-name="P1">Food and drink</text:p>
        </text:list-item>
        <text:list-item>
          <text:p text:style-name="P1">Personal care</text:p>
        </text:list-item>
        <text:list-item>
          <text:p text:style-name="P1">Rest and sleep </text:p>
        </text:list-item>
        <text:list-item>
          <text:p text:style-name="P1">Emotional well-being </text:p>
        </text:list-item>
        <text:list-item>
          <text:p text:style-name="P1">Dignity and respect </text:p>
        </text:list-item>
        <text:list-item>
          <text:p text:style-name="P1">Observation and monitoring </text:p>
        </text:list-item>
      </text:list>
      <text:p text:style-name="Standard"/>
      <text:p text:style-name="Standard">If a child was ill then the practitioner needs to make sure that the child is getting enough food and drink as to make sure that they have something in their digestive system and so that they are well hydrated. They also need to make sure that what they are giving the child is something that will settle their stomach a bit and if they do bring it back up then the practitioner needs to make sure that they are giving them glasses of water to make sure that they are well hydrated. This is also to make sure that they don’t get any worse during the day. <text:s text:c="3"/></text:p>
      <text:p text:style-name="Standard"/>
      <text:p text:style-name="Standard">Personal care is important for a child that is ill because when they are feeling ill they wouldn't want to get a shower/bath and therefore the practitioners need to make sure that they are keeping the child clean and that they’re parents are giving them a bath to make them feel a little bit better and so that they have a better chance to get well again. The parents and practitioners must also make sure that the child is getting enough sleep and rest so that the child is alert and awake enough and so that their body is prepared to fight off whatever illnesses the child may have. If the child says that they aren’t feeling well when they are in the setting then the practitioner can take them to a dark, quiet corner and let them have a rest for a while and see if that makes them feel better, the parents will also do this at home. </text:p>
      <text:p text:style-name="Standard"/>
      <text:p text:style-name="Standard">The practitioner needs to make sure that the child’s well-being is paramount and so when a child says that they don’t feel well the practitioner needs to make sure that they take the child seriously and keep an eye on them throughout the day if they haven’t already gone home. The practitioner also needs to make sure that the child isn’t too upset and that they are kept as happy as possible. The practitioner also needs to make sure that the child is being treated with dignity and respect; this can be done by making sure the child has some alone time if they are <text:soft-page-break/>feeling unwell and also listening to them when they are talking to the practitioner. If the child has thrown up then the practitioner needs to make sure that the child is closed off from other children so that they don’t make the child feel uncomfortable or embarrassed. The practitioner also needs to make sure that they are observing and monitoring the child throughout the day as they could take a turn for the worse and something could happen that would require some medical attention. </text:p>
      <text:p text:style-name="Standard"/>
      <text:p text:style-name="Standard"/>
      <text:p text:style-name="Standard"/>
      <text:p text:style-name="Standard"/>
      <text:p text:style-name="Standard">4.2 Describe procedures for:</text:p>
      <text:list xml:id="list5453509900397102759" text:style-name="WWNum1">
        <text:list-item>
          <text:p text:style-name="P2">Storage of medication </text:p>
        </text:list-item>
        <text:list-item>
          <text:p text:style-name="P2">Administration of medication </text:p>
        </text:list-item>
        <text:list-item>
          <text:p text:style-name="P2">Reporting and recordkeeping with regard to medication </text:p>
        </text:list-item>
      </text:list>
      <text:p text:style-name="Standard"/>
      <text:p text:style-name="Standard">When a setting has medication for a certain child they must make sure that it has been written down in the medicine book and also on a board that practitioners can clearly see, this makes sure that they are aware of the medication and what time it needs to be given to the child. This should also make sure that the parents are aware that the setting is going to give them medication and therefore they don’t need to worry. When administering medication the practitioner needs to make sure that they have written down the time and who gave them the medication, the practitioner should also make sure that there is another practitioner with them that can be a witness for when they are giving it to the children. Again this is how someone will report and record keep the medication and therefore making sure it’s safe for the child and the practitioners. <text:s text:c="5"/></text:p>
      <text:p text:style-name="Standard"/>
      <text:p text:style-name="Standard"/>
      <text:p text:style-name="Standard">5.1 Explain reasons for immunisation</text:p>
      <text:p text:style-name="Standard"/>
      <text:p text:style-name="Standard">Parents may choose to immunise their child because they don’t want their child to have an illness that could seriously harm them and possibly make their later life a bit more difficult. The child may also have a weak immune system meaning that they can catch a cold a lot easier and therefore their parents would want them to be immunised against extremely dangerous illnesses. The parents may also want to immunise children to prevent further illnesses in the future. </text:p>
      <text:p text:style-name="Standard"/>
      <text:p text:style-name="Standard">5.2 Identify the immunisation schedule</text:p>
      <text:p text:style-name="Standard"/>
      <text:p text:style-name="Standard">The immunisation schedule is something that the practitioners need to make sure that they are sharing with other practitioners so that they are aware of what they are doing with the other children. This will be given into the practitioners when the child starts the nursery, these are filled out by doctors when the child has had a vaccination, this tells the practitioner when the child has had their vaccination and when they are due for the next one. <text:s text:c="2"/></text:p>
      <text:p text:style-name="Standard"><text:soft-page-break/></text:p>
      <text:p text:style-name="Standard"><text:s/></text:p>
      <text:p text:style-name="Standard"><text:s text:c="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GB"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n" fo:country="GB"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Standard">Ashleigh Whi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29" meta:word-count="1563" meta:character-count="8898"/>
    <meta:generator>OpenOffice/4.1.2$Win32 OpenOffice.org_project/412m3$Build-9782</meta:generator>
  </office:meta>
</office:document-meta>
</file>